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d0fc" officeooo:paragraph-rsid="00052485"/>
    </style:style>
    <style:style style:name="P2" style:family="paragraph" style:parent-style-name="Standard">
      <style:text-properties officeooo:paragraph-rsid="00052485"/>
    </style:style>
    <style:style style:name="T1" style:family="text">
      <style:text-properties officeooo:rsid="001a8b3f"/>
    </style:style>
    <style:style style:name="T2" style:family="text">
      <style:text-properties officeooo:rsid="001bbf03"/>
    </style:style>
    <style:style style:name="T3" style:family="text">
      <style:text-properties officeooo:rsid="0019ac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1. <text:span text:style-name="T3">Gestionar Estudiantes: Como Adminitrador quiero agregar un estudiante al sistema con todos sus datos para llevar el registros de todos los alumnos nuevos</text:span></text:p>
      <text:p text:style-name="P1"/>
      <text:p text:style-name="P1">2. <text:span text:style-name="T3">Gestionar Profesores: Como Administrador necesito poder eliminar un profesor que ya no trabaja en la universidad</text:span></text:p>
      <text:p text:style-name="P1"/>
      <text:p text:style-name="P1">3. <text:span text:style-name="T3">Gestionar Materias: Como Profesor quiero consultar las materias que tengo a cargo para podes planificar sus los horarios</text:span></text:p>
      <text:p text:style-name="P1"/>
      <text:p text:style-name="P1">4. <text:span text:style-name="T3">Gestionar Plan de estudio: Como Adminitrador quiero agregar un plan de estudio para cambiar algunas materias</text:span></text:p>
      <text:p text:style-name="P1"/>
      <text:p text:style-name="P1">5. <text:span text:style-name="T3">Gestionar Carrera: Como Administrador quiero cargar una carrera para registrarla en un plan de estudio</text:span></text:p>
      <text:p text:style-name="P1"/>
      <text:p text:style-name="P1">6. <text:span text:style-name="T3">Gestionar de Correlativas: Como Administrador quiero cargar la correlatividad de las materias para </text:span><text:span text:style-name="T1">que los estudiantes puedan visualizar las materias que pueden cursar</text:span></text:p>
      <text:p text:style-name="P1"/>
      <text:p text:style-name="P1">7. <text:span text:style-name="T3">Registro de nota final de aprobación de cada materia: </text:span><text:span text:style-name="T1">Como Profesor quiero cargar las notas de los examenes finales para que los estudiantes sepan si aprobaron o no</text:span></text:p>
      <text:p text:style-name="P1"/>
      <text:p text:style-name="P1">8. <text:span text:style-name="T1">Inscripción a materias con validación automática de correlativas: </text:span><text:span text:style-name="T2">Como Administrador quiero poder verificar el indice de progreso de los alumnos, para luego ver que alumnos merecen obtener un programa especial</text:span></text:p>
      <text:p text:style-name="P1"/>
      <text:p text:style-name="P1">9. <text:span text:style-name="T1">Consulta de historial académico de los alumnos: </text:span><text:span text:style-name="T2">Como Administrador quiero verificar el historial de los alumnos, para poder verificar su progreso en la carrera, es decir, cuales materias les falta, que materias curso, cuales le falta cursar, etc.</text:span></text:p>
      <text:p text:style-name="P1"/>
      <text:p text:style-name="P1">10. <text:span text:style-name="T1">Registro de responsabilidad de cada docente en cada una de sus materias dadas: </text:span><text:span text:style-name="T2">Como docente quiero verificar mi registro de responsabilidades dentro de cada materia, para luego poder organizar mis tiempos.</text:span></text:p>
      <text:p text:style-name="P1"/>
      <text:p text:style-name="P1">11. <text:span text:style-name="T1">Registro de responsabilidad de cada docente en cada una de sus materias dadas: </text:span><text:span text:style-name="T2">Como docente quiero verificar mi registro de responsabilidades dentro de cada materia, para luego poder organizar mis tiempos.</text:span></text:p>
      <text:p text:style-name="P1"/>
      <text:p text:style-name="P1">12. <text:span text:style-name="T1">Gestión de programas especiales para alumnos con alto índice de progreso positivo: </text:span><text:span text:style-name="T2">Como Administrador quiero poder verificar el indice de progreso de los alumnos, para luego ver que alumnos merecen obtener un programa especi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4:28:18.788227381</meta:creation-date>
    <dc:date>2025-09-19T14:31:48.662987761</dc:date>
    <meta:editing-duration>PT1M2S</meta:editing-duration>
    <meta:editing-cycles>2</meta:editing-cycles>
    <meta:generator>LibreOffice/24.2.7.2$Linux_X86_64 LibreOffice_project/420$Build-2</meta:generator>
    <meta:document-statistic meta:table-count="0" meta:image-count="0" meta:object-count="0" meta:page-count="1" meta:paragraph-count="12" meta:word-count="315" meta:character-count="2056" meta:non-whitespace-character-count="1753"/>
  </office:meta>
</office:document-meta>
</file>